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a902a" officeooo:paragraph-rsid="001a902a"/>
    </style:style>
    <style:style style:name="P2" style:family="paragraph" style:parent-style-name="Standard">
      <style:text-properties style:font-name="Times New Roman" officeooo:rsid="001c73aa" officeooo:paragraph-rsid="001c73aa"/>
    </style:style>
    <style:style style:name="P3" style:family="paragraph" style:parent-style-name="Standard">
      <style:text-properties style:font-name="Times New Roman" fo:font-style="italic" officeooo:rsid="001a902a" officeooo:paragraph-rsid="001a902a" style:font-style-asian="italic" style:font-style-complex="italic"/>
    </style:style>
    <style:style style:name="P4" style:family="paragraph" style:parent-style-name="Standard">
      <style:text-properties style:font-name="Times New Roman" fo:font-style="italic" officeooo:rsid="001dd8bb" officeooo:paragraph-rsid="001dd8bb" style:font-style-asian="italic" style:font-style-complex="italic"/>
    </style:style>
    <style:style style:name="P5" style:family="paragraph" style:parent-style-name="Standard">
      <style:text-properties style:font-name="Times New Roman" fo:font-style="italic" officeooo:rsid="001dd8bb" officeooo:paragraph-rsid="002135f0" style:font-style-asian="italic" style:font-style-complex="italic"/>
    </style:style>
    <style:style style:name="P6" style:family="paragraph" style:parent-style-name="Standard">
      <style:text-properties style:font-name="Times New Roman" fo:font-style="italic" officeooo:rsid="001f7549" officeooo:paragraph-rsid="001f7549" style:font-style-asian="italic" style:font-style-complex="italic"/>
    </style:style>
    <style:style style:name="P7" style:family="paragraph" style:parent-style-name="Standard">
      <style:text-properties style:font-name="Times New Roman" fo:font-style="italic" officeooo:rsid="001f7549" officeooo:paragraph-rsid="00210557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1f7549" officeooo:paragraph-rsid="002135f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f7549" officeooo:paragraph-rsid="00217d31" style:font-style-asian="italic" style:font-style-complex="italic"/>
    </style:style>
    <style:style style:name="P10" style:family="paragraph" style:parent-style-name="Standard">
      <style:text-properties style:font-name="Times New Roman" officeooo:rsid="001dd200" officeooo:paragraph-rsid="001dd200"/>
    </style:style>
    <style:style style:name="P11" style:family="paragraph" style:parent-style-name="Standard">
      <style:text-properties style:font-name="Times New Roman" officeooo:rsid="001dd200" officeooo:paragraph-rsid="001dd8bb"/>
    </style:style>
    <style:style style:name="P12" style:family="paragraph" style:parent-style-name="Standard">
      <style:text-properties style:font-name="Times New Roman" fo:font-style="normal" officeooo:rsid="001dd8bb" officeooo:paragraph-rsid="001dd8bb" style:font-style-asian="normal" style:font-style-complex="normal"/>
    </style:style>
    <style:style style:name="P13" style:family="paragraph" style:parent-style-name="Standard">
      <style:text-properties style:font-name="Times New Roman" fo:font-style="normal" officeooo:rsid="001f7549" officeooo:paragraph-rsid="001f7549" style:font-style-asian="normal" style:font-style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d200"/>
    </style:style>
    <style:style style:name="T3" style:family="text">
      <style:text-properties style:text-position="0% 100%"/>
    </style:style>
    <style:style style:name="T4" style:family="text">
      <style:text-properties style:text-position="0% 100%" style:text-underline-style="solid" style:text-underline-width="auto" style:text-underline-color="font-color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position="0% 100%" officeooo:rsid="001dd200"/>
    </style:style>
    <style:style style:name="T7" style:family="text">
      <style:text-properties style:text-position="0% 100%" officeooo:rsid="001f7549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style:text-position="0% 100%" fo:font-style="normal" officeooo:rsid="001f7549" style:font-style-asian="normal" style:font-style-complex="normal"/>
    </style:style>
    <style:style style:name="T10" style:family="text">
      <style:text-properties style:text-position="0% 100%" fo:font-style="normal" officeooo:rsid="00210557" style:font-style-asian="normal" style:font-style-complex="normal"/>
    </style:style>
    <style:style style:name="T11" style:family="text">
      <style:text-properties style:text-position="0% 100%" fo:font-style="normal" officeooo:rsid="002135f0" style:font-style-asian="normal" style:font-style-complex="normal"/>
    </style:style>
    <style:style style:name="T12" style:family="text">
      <style:text-properties style:text-position="0% 100%" fo:font-style="normal" officeooo:rsid="00217d31" style:font-style-asian="normal" style:font-style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1dd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ousef Jarrar </text:p>
      <text:p text:style-name="P1">Homework Chapter 1 – 1.12 &amp; 1.15 (Extra Credit) </text:p>
      <text:p text:style-name="P1"/>
      <text:p text:style-name="P3">1.12) Section 1.10 cites as a pitfall the utilization of a subset of the performance</text:p>
      <text:p text:style-name="P3">equation as a performance metric. To illustrate this, consider the following two</text:p>
      <text:p text:style-name="P3">processors. P1 has a clock rate of 4 GHz, average CPI of 0.9, and requires the</text:p>
      <text:p text:style-name="P3">execution of 5.0E9 instructions. P2 has a clock rate of 3 GHz, an average CPI of</text:p>
      <text:p text:style-name="P3">0.75, and requires the execution of 1.0E9 instructions.</text:p>
      <text:p text:style-name="P1"/>
      <text:p text:style-name="P1"><text:tab/><text:span text:style-name="T13">Answer:</text:span> </text:p>
      <text:p text:style-name="P2">Processor<text:tab/>Clock Rate<text:tab/><text:tab/>CPI<text:tab/>Instructions </text:p>
      <text:p text:style-name="P2">P1 <text:tab/><text:tab/>4GHz = 4x10<text:span text:style-name="T1">9</text:span><text:span text:style-name="T3">Hz<text:tab/>0.9<text:tab/>5.0E9 = 5 x 10</text:span><text:span text:style-name="T1">9</text:span></text:p>
      <text:p text:style-name="P2"><text:span text:style-name="T3">P2<text:tab/><text:tab/>3GHz = 3x10</text:span><text:span text:style-name="T1">9</text:span><text:span text:style-name="T3">HZ<text:tab/>0.75<text:tab/>1.0E9 = 1 x 10</text:span><text:span text:style-name="T1">9</text:span></text:p>
      <text:p text:style-name="P2"><text:span text:style-name="T3"/></text:p>
      <text:p text:style-name="P2"><text:span text:style-name="T4">Formula to Calculate CPU Time:</text:span></text:p>
      <text:p text:style-name="P2"><text:span text:style-name="T5"/></text:p>
      <text:p text:style-name="P2"><text:span text:style-name="T5">CPU Time = CPI x Instruction Count / Clock Rate </text:span><text:span text:style-name="T3"><text:s/></text:span></text:p>
      <text:p text:style-name="P2"><text:span text:style-name="T3"/></text:p>
      <text:p text:style-name="P2"><text:span text:style-name="T3">→</text:span><text:span text:style-name="T6"> Calculate execution time for P1 by substituting the values from the provided formula. </text:span></text:p>
      <text:p text:style-name="P2"><text:span text:style-name="T6"/></text:p>
      <text:p text:style-name="P2"><text:span text:style-name="T6"><text:tab/>CPU Time = CPI x Instruction Count/ Clock Rate </text:span></text:p>
      <text:p text:style-name="P2"><text:span text:style-name="T6"><text:tab/>P1</text:span><text:span text:style-name="T15">CPU</text:span><text:span text:style-name="T6"> = 0.9 x 5 x 10</text:span><text:span text:style-name="T2">9 </text:span><text:span text:style-name="T6">/ 4 x 10</text:span><text:span text:style-name="T2">9</text:span><text:span text:style-name="T6"> </text:span></text:p>
      <text:p text:style-name="P2"><text:span text:style-name="T6"><text:tab/>= 0.9 x 5 / 4</text:span></text:p>
      <text:p text:style-name="P2"><text:span text:style-name="T6"><text:tab/>= 4.5 / 4 </text:span></text:p>
      <text:p text:style-name="P2"><text:span text:style-name="T6"><text:tab/>= 1.125s</text:span></text:p>
      <text:p text:style-name="P2"><text:span text:style-name="T6"/></text:p>
      <text:p text:style-name="P2"><text:span text:style-name="T6">→ Calculate execution time for P2. </text:span></text:p>
      <text:p text:style-name="P2"><text:span text:style-name="T6"/></text:p>
      <text:p text:style-name="P2"><text:span text:style-name="T6"><text:tab/>CPU Time = CPI x Instruction Count / Clock Rate </text:span></text:p>
      <text:p text:style-name="P2"><text:span text:style-name="T6"><text:tab/>P2</text:span><text:span text:style-name="T15">CPU</text:span><text:span text:style-name="T6"> = 0.75 x 1 x 10</text:span><text:span text:style-name="T2">9</text:span><text:span text:style-name="T6"> / 3 x 10</text:span><text:span text:style-name="T2">9</text:span></text:p>
      <text:p text:style-name="P2"><text:span text:style-name="T6"><text:tab/>= 0.75 / 3</text:span></text:p>
      <text:p text:style-name="P2"><text:span text:style-name="T6"><text:tab/>= 0.25s </text:span></text:p>
      <text:p text:style-name="P2"><text:span text:style-name="T6"/></text:p>
      <text:p text:style-name="P10"><text:span text:style-name="T3">Therefore, CPU time of P1 (P1</text:span><text:span text:style-name="T14">CPU</text:span><text:span text:style-name="T3"> = 1.125s) is greater than the CPU time of P2 (P2</text:span><text:span text:style-name="T14">CPU</text:span><text:span text:style-name="T3"> = 0.25s). Processor P2 performs better than the processor of P1. </text:span></text:p>
      <text:p text:style-name="P11"><text:span text:style-name="T3">Although that the clock rate of P1 is greater than the clock rate P2. </text:span></text:p>
      <text:p text:style-name="P11"><text:span text:style-name="T3">P2 performs better than P1, and the statement “the computer with the largest clock rate have the largest performance” is FALSE. 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11"><text:soft-page-break/><text:span text:style-name="T3"/></text:p>
      <text:p text:style-name="P4"><text:span text:style-name="T3">Extra Credit :: 1.15) When a program is adapted to run on multiple processors in</text:span></text:p>
      <text:p text:style-name="P4"><text:span text:style-name="T3">a multiprocessor system, the execution time on each processor is comprised of</text:span></text:p>
      <text:p text:style-name="P4"><text:span text:style-name="T3">computing time and the overhead time required for locked critical sections and/or</text:span></text:p>
      <text:p text:style-name="P4"><text:span text:style-name="T3">to send data from one processor to another.</text:span></text:p>
      <text:p text:style-name="P4"><text:span text:style-name="T3"/></text:p>
      <text:p text:style-name="P4"><text:span text:style-name="T3">Assume a program requires t = 100 s of execution time on one processor. When run</text:span></text:p>
      <text:p text:style-name="P4"><text:span text:style-name="T3">p processors, each processor requires t/p s, as well as an additional 4 s of overhead,</text:span></text:p>
      <text:p text:style-name="P4"><text:span text:style-name="T3">irrespective of the number of processors. Compute the per-processor execution</text:span></text:p>
      <text:p text:style-name="P4"><text:span text:style-name="T3">time for 2, 4, 8, 16, 32, 64, and 128 processors. For each case, list the corresponding</text:span></text:p>
      <text:p text:style-name="P4"><text:span text:style-name="T3">speedup relative to a single processor and the ratio between actual speedup versus</text:span></text:p>
      <text:p text:style-name="P4"><text:span text:style-name="T3">ideal speedup (speedup if there was no overhead).</text:span></text:p>
      <text:p text:style-name="P4"><text:span text:style-name="T3"/></text:p>
      <text:p text:style-name="P12"><text:span text:style-name="T3"><text:tab/></text:span><text:span text:style-name="T7">Table below calculates the execution time and total time: </text:span></text:p>
      <text:p text:style-name="P12"><text:span text:style-name="T7"/></text:p>
      <text:p text:style-name="P13"><text:span text:style-name="T3">Processor ‘p’<text:tab/><text:tab/><text:tab/>Execution Time = t/p (secs)<text:tab/><text:tab/><text:tab/>Total Time = t/p + 4 (secs)</text:span></text:p>
      <text:p text:style-name="P13"><text:span text:style-name="T3"><text:tab/>1<text:tab/><text:tab/><text:tab/><text:tab/><text:tab/>100 <text:tab/><text:tab/><text:tab/><text:tab/><text:tab/>100</text:span></text:p>
      <text:p text:style-name="P13"><text:span text:style-name="T3"><text:tab/>2<text:tab/><text:tab/><text:tab/><text:tab/><text:tab/>50<text:tab/><text:tab/><text:tab/><text:tab/><text:tab/>54</text:span></text:p>
      <text:p text:style-name="P13"><text:span text:style-name="T3"><text:tab/>4<text:tab/><text:tab/><text:tab/><text:tab/><text:tab/>25<text:tab/><text:tab/><text:tab/><text:tab/><text:tab/>29</text:span></text:p>
      <text:p text:style-name="P13"><text:span text:style-name="T3"><text:tab/>8 <text:tab/><text:tab/><text:tab/><text:tab/><text:tab/>12.5 <text:tab/><text:tab/><text:tab/><text:tab/><text:tab/>16.5</text:span></text:p>
      <text:p text:style-name="P13"><text:span text:style-name="T3"><text:tab/>16<text:tab/><text:tab/><text:tab/><text:tab/><text:tab/>6.25<text:tab/><text:tab/><text:tab/><text:tab/><text:tab/>10.25</text:span></text:p>
      <text:p text:style-name="P13"><text:span text:style-name="T3"><text:tab/>32<text:tab/><text:tab/><text:tab/><text:tab/><text:tab/>3.125<text:tab/><text:tab/><text:tab/><text:tab/><text:tab/>7.125</text:span></text:p>
      <text:p text:style-name="P13"><text:span text:style-name="T3"><text:tab/>64 <text:tab/><text:tab/><text:tab/><text:tab/><text:tab/>1.5625<text:tab/><text:tab/><text:tab/><text:tab/><text:tab/>5.5625</text:span></text:p>
      <text:p text:style-name="P13"><text:span text:style-name="T3"><text:tab/>128<text:tab/><text:tab/><text:tab/><text:tab/><text:tab/>0.78125<text:tab/><text:tab/><text:tab/><text:tab/>4.78125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>→</text:span><text:span text:style-name="T7"> </text:span><text:span text:style-name="T9">Relative speed up is the ratio of execution time for one processor to the execution time of ‘p’ processors. The table shows the calculation of relative speedup. </text:span></text:p>
      <text:p text:style-name="P4"><text:span text:style-name="T9"/></text:p>
      <text:p text:style-name="P6"><text:span text:style-name="T8">Processor ‘p’<text:tab/> <text:s/>Execution Time = t/p(secs)<text:tab/> <text:s text:c="2"/>Total time = t/p +4 (sec)<text:tab/> Relative Speedup</text:span></text:p>
      <text:p text:style-name="P6"><text:span text:style-name="T8"/></text:p>
      <text:p text:style-name="P6"><text:span text:style-name="T8"><text:s text:c="7"/>1<text:tab/><text:tab/><text:tab/> <text:s text:c="3"/>100<text:tab/><text:tab/><text:tab/><text:tab/> <text:s text:c="4"/>100 <text:tab/><text:tab/><text:tab/><text:tab/></text:span></text:p>
      <text:p text:style-name="P6"><text:span text:style-name="T8"><text:s text:c="7"/>2 <text:tab/><text:tab/><text:tab/> <text:s text:c="4"/>50<text:tab/><text:tab/><text:tab/> <text:s text:c="17"/>54<text:tab/><text:tab/><text:tab/><text:tab/>100 / 54 = 1.85</text:span></text:p>
      <text:p text:style-name="P6"><text:span text:style-name="T8"><text:s text:c="7"/>4<text:tab/><text:tab/><text:tab/> <text:s text:c="4"/>25<text:tab/><text:tab/><text:tab/><text:tab/> <text:s text:c="5"/>29 <text:tab/><text:tab/><text:tab/><text:tab/>100 / 29 = 3.45 </text:span></text:p>
      <text:p text:style-name="P6"><text:span text:style-name="T8"><text:s text:c="7"/>8 <text:tab/><text:tab/><text:tab/> <text:s text:c="4"/>12.5 <text:tab/><text:tab/><text:tab/> <text:s text:c="5"/>16.5 <text:tab/><text:tab/><text:tab/>100 / 16.5 = 6.06</text:span></text:p>
      <text:p text:style-name="P6"><text:span text:style-name="T8"><text:s text:c="6"/>16<text:tab/><text:tab/><text:tab/> <text:s text:c="4"/>6.25<text:tab/><text:tab/><text:tab/> <text:s text:c="5"/>10.25<text:tab/><text:tab/><text:tab/>100 / 10.25 = 9.76 </text:span></text:p>
      <text:p text:style-name="P7"><text:span text:style-name="T8"><text:s text:c="6"/>32<text:tab/><text:tab/><text:tab/> <text:s text:c="4"/>3.125<text:tab/><text:tab/><text:tab/> <text:s text:c="5"/>7.125<text:tab/><text:tab/><text:tab/></text:span><text:span text:style-name="T10">100 / 7.125 = 14.04</text:span></text:p>
      <text:p text:style-name="P7"><text:span text:style-name="T10"><text:s text:c="6"/>64<text:tab/><text:tab/><text:tab/> <text:s text:c="4"/>1.5625<text:tab/><text:tab/><text:tab/> <text:s text:c="5"/>5.5625<text:tab/><text:tab/><text:tab/>100 / 5.5625 = 17.98</text:span></text:p>
      <text:p text:style-name="P7"><text:span text:style-name="T10"><text:s text:c="6"/>128<text:tab/><text:tab/> <text:s text:c="4"/>0.78125<text:tab/><text:tab/><text:tab/> <text:s text:c="5"/>4.78125<text:tab/><text:tab/><text:tab/>100 / 4.78125 = 20.92</text:span><text:span text:style-name="T8"><text:tab/></text:span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pan text:style-name="T8"/></text:p>
      <text:p text:style-name="P7"><text:soft-page-break/><text:span text:style-name="T8"/></text:p>
      <text:p text:style-name="P7"><text:span text:style-name="T8">→</text:span><text:span text:style-name="T11"> Now we can calculate Actual Speed Up vs Ideal Speedup </text:span></text:p>
      <text:p text:style-name="P7"><text:span text:style-name="T11"/></text:p>
      <text:p text:style-name="P5"><text:span text:style-name="T9"/></text:p>
      <text:p text:style-name="P8"><text:span text:style-name="T8">Processor ‘p’ Execution Time = t/p(secs</text:span><text:span text:style-name="T12">) </text:span><text:span text:style-name="T8">Total time = t/p +4 (sec)<text:tab/>Relative Speedup <text:s/></text:span><text:span text:style-name="T12"><text:tab/>Actual/Ideal </text:span></text:p>
      <text:p text:style-name="P8"><text:span text:style-name="T8"/></text:p>
      <text:p text:style-name="P8"><text:span text:style-name="T8"><text:s text:c="7"/>1<text:tab/><text:tab/>100<text:tab/><text:tab/><text:tab/><text:tab/> <text:s text:c="4"/>100 <text:tab/><text:tab/><text:tab/><text:tab/></text:span></text:p>
      <text:p text:style-name="P9"><text:span text:style-name="T8"><text:s text:c="7"/>2 <text:tab/><text:tab/>50<text:tab/><text:tab/><text:tab/> <text:s text:c="17"/>54<text:tab/><text:tab/><text:tab/>100 / 54 = 1.85<text:tab/> </text:span><text:span text:style-name="T12">1.85/2 = 0.93</text:span></text:p>
      <text:p text:style-name="P8"><text:span text:style-name="T8"><text:s text:c="7"/>4<text:tab/><text:tab/>25<text:tab/><text:tab/><text:tab/><text:tab/> <text:s text:c="5"/>29 <text:tab/><text:tab/><text:tab/>100 / 29 = 3.45 <text:tab/> </text:span><text:span text:style-name="T12">3.45/4 = 0.86</text:span></text:p>
      <text:p text:style-name="P8"><text:span text:style-name="T8"><text:s text:c="7"/>8 <text:tab/><text:tab/>12.5 <text:tab/><text:tab/><text:tab/> <text:s text:c="5"/><text:tab/> <text:s text:c="5"/>16.5 <text:tab/><text:tab/>100 / 16.5 = 6.06<text:tab/> </text:span><text:span text:style-name="T12">6.06/8 = 0.76</text:span></text:p>
      <text:p text:style-name="P8"><text:span text:style-name="T8"><text:s text:c="6"/>16<text:tab/><text:tab/>6.25<text:tab/><text:tab/><text:tab/> <text:s text:c="17"/>10.25<text:tab/><text:tab/></text:span><text:span text:style-name="T12">1</text:span><text:span text:style-name="T8">00 / 10.25 = 9.76 <text:tab/> </text:span><text:span text:style-name="T12">9.76/16 = 0.61</text:span></text:p>
      <text:p text:style-name="P8"><text:span text:style-name="T8"><text:s text:c="6"/>32<text:tab/><text:tab/>3.125<text:tab/><text:tab/><text:tab/> <text:s text:c="17"/>7.125<text:tab/></text:span><text:span text:style-name="T10">100 / 7.125 = 14.04 <text:s text:c="13"/></text:span><text:span text:style-name="T12">14.04/32 = 0.44</text:span></text:p>
      <text:p text:style-name="P8"><text:span text:style-name="T10"><text:s text:c="6"/>64<text:tab/><text:tab/>1.5625<text:tab/><text:tab/><text:tab/> <text:s text:c="17"/>5.5625<text:tab/>100 / 5.5625 = 17.98<text:tab/> <text:s text:c="9"/></text:span><text:span text:style-name="T12">17.98/64 = 0.28</text:span></text:p>
      <text:p text:style-name="P8"><text:span text:style-name="T10"><text:s text:c="6"/>128<text:tab/>0.78125<text:tab/><text:tab/><text:tab/> <text:s text:c="5"/>4.78125<text:tab/><text:tab/></text:span><text:span text:style-name="T12">1</text:span><text:span text:style-name="T10">00 / 4.78125 = 20.92</text:span><text:span text:style-name="T11"><text:tab/> <text:s/></text:span><text:span text:style-name="T12">20.92/12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20:01.913203354</meta:creation-date>
    <dc:date>2019-04-24T09:17:49.993076101</dc:date>
    <meta:editing-duration>PT45M13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3" meta:paragraph-count="67" meta:word-count="639" meta:character-count="3778" meta:non-whitespace-character-count="2644"/>
  </office:meta>
</office:document-meta>
</file>